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.097cm" fo:min-width="2.374cm"/>
    </style:style>
    <style:style style:name="gr2" style:family="graphic" style:parent-style-name="standard">
      <style:graphic-properties draw:textarea-horizontal-align="justify" draw:textarea-vertical-align="top" draw:auto-grow-height="false" fo:min-height="0.47cm" fo:min-width="2.465cm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6.358cm"/>
    </style:style>
    <style:style style:name="gr4" style:family="graphic" style:parent-style-name="standard">
      <style:graphic-properties draw:textarea-horizontal-align="justify" draw:textarea-vertical-align="top" draw:auto-grow-height="false" fo:min-height="1.528cm" fo:min-width="1.5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147cm" fo:min-width="4.072cm"/>
    </style:style>
    <style:style style:name="gr7" style:family="graphic" style:parent-style-name="standard">
      <style:graphic-properties draw:textarea-horizontal-align="justify" draw:textarea-vertical-align="middle" draw:auto-grow-height="false" fo:min-height="1.147cm" fo:min-width="8.644cm"/>
    </style:style>
    <style:style style:name="gr8" style:family="graphic" style:parent-style-name="standard">
      <style:graphic-properties draw:stroke="none" svg:stroke-color="#000000" draw:fill="none" draw:fill-color="#ffffff" fo:min-height="6.61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4.961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10.549cm"/>
    </style:style>
    <style:style style:name="gr12" style:family="graphic" style:parent-style-name="standard">
      <style:graphic-properties draw:textarea-horizontal-align="justify" draw:textarea-vertical-align="middle" draw:auto-grow-height="false" fo:min-height="1.401cm" fo:min-width="5.59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2cm" fo:min-width="0cm"/>
    </style:style>
    <style:style style:name="P1" style:family="paragraph">
      <style:paragraph-properties fo:text-align="center"/>
      <style:text-properties fo:language="es" fo:country="ES"/>
    </style:style>
    <style:style style:name="P2" style:family="paragraph">
      <style:paragraph-properties fo:text-align="center"/>
      <style:text-properties fo:font-size="12pt" fo:language="es" fo:country="ES"/>
    </style:style>
    <style:style style:name="P3" style:family="paragraph">
      <style:paragraph-properties fo:text-align="start"/>
      <style:text-properties fo:language="es" fo:country="ES"/>
    </style:style>
    <style:style style:name="P4" style:family="paragraph">
      <style:text-properties fo:language="es" fo:country="ES"/>
    </style:style>
    <style:style style:name="P5" style:family="paragraph">
      <loext:graphic-properties draw:fill="none" draw:fill-color="#ffffff"/>
      <style:text-properties fo:font-size="6pt" fo:language="es" fo:country="ES"/>
    </style:style>
    <style:style style:name="P6" style:family="paragraph">
      <style:paragraph-properties fo:text-align="start"/>
      <style:text-properties fo:font-size="12pt" fo:language="es" fo:country="ES"/>
    </style:style>
    <style:style style:name="P7" style:family="paragraph">
      <loext:graphic-properties draw:fill="none" draw:fill-color="#ffffff"/>
      <style:text-properties fo:font-size="12pt" fo:language="es" fo:country="ES" style:font-size-asian="12pt" style:font-size-complex="12pt"/>
    </style:style>
    <style:style style:name="P8" style:family="paragraph">
      <style:paragraph-properties fo:text-align="start"/>
      <style:text-properties fo:font-size="12pt" fo:language="es" fo:country="ES" style:font-size-asian="18pt" style:font-size-complex="18pt"/>
    </style:style>
    <style:style style:name="P9" style:family="paragraph">
      <style:paragraph-properties fo:text-align="start"/>
      <style:text-properties fo:font-size="12pt"/>
    </style:style>
    <style:style style:name="P10" style:family="paragraph"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2pt" style:font-size-asian="20pt" style:font-size-complex="2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layout" svg:width="4.064cm" svg:height="1.905cm" svg:x="7.731cm" svg:y="2.651cm">
          <text:p text:style-name="P1"><text:span text:style-name="T1">Afiliación de </text:span></text:p>
          <text:p text:style-name="P1"><text:span text:style-name="T1">Clientes</text:span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4.191cm" svg:height="1.016cm" svg:x="4.429cm" svg:y="5.953cm">
          <text:p text:style-name="P1"><text:span text:style-name="T2">Nuevo cliente</text:span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3" draw:id="id3" draw:layer="layout" svg:width="6.858cm" svg:height="0.762cm" svg:x="3.54cm" svg:y="8.62cm">
          <text:p text:style-name="P3"><text:span text:style-name="T3">Datos personales-&gt;Preinscripción.</text:span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4.064cm" svg:height="3.556cm" svg:x="4.052cm" svg:y="18.907cm">
          <text:p text:style-name="P1"><text:span text:style-name="T3">Factura </text:span></text:p>
          <text:p text:style-name="P1"><text:span text:style-name="T3">ya está paga?</text:span></text:p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5" draw:layer="layout" svg:width="0.889cm" svg:height="1.277cm" svg:x="5.699cm" svg:y="21.828cm">
          <draw:text-box>
            <text:p text:style-name="P4"><text:span text:style-name="T5">Sí</text:span></text:p>
            <text:p text:style-name="P4"><text:span text:style-name="T6"/></text:p>
          </draw:text-box>
        </draw:frame>
        <draw:custom-shape draw:style-name="gr6" draw:text-style-name="P6" xml:id="id10" draw:id="id10" draw:layer="layout" svg:width="4.572cm" svg:height="1.397cm" svg:x="3.54cm" svg:y="23.86cm">
          <text:p text:style-name="P3"><text:span text:style-name="T1">Generar Factura.</text:span></text:p>
          <text:p text:style-name="P3"><text:span text:style-name="T1">Cerrarla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4" draw:id="id4" draw:layer="layout" svg:width="9.144cm" svg:height="1.397cm" svg:x="3.54cm" svg:y="10.398cm">
          <text:p text:style-name="P3"><text:span text:style-name="T1">Valor de afiliación:$135.000</text:span><text:span text:style-name="T3">-&gt;Preinscripción.</text:span></text:p>
          <text:p text:style-name="P3"><text:span text:style-name="T1">Valor del plan:$45.000</text:span><text:span text:style-name="T3">-&gt;Preinscripción.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6.002cm" svg:height="6.86cm" svg:x="1cm" svg:y="27.7cm">
          <draw:text-box>
            <text:p text:style-name="P4"><text:span text:style-name="T3">Pseud</text:span><text:span text:style-name="T3">o </text:span><text:span text:style-name="T3">Codig</text:span><text:span text:style-name="T3">o:</text:span></text:p>
            <text:p text:style-name="P4"><text:span text:style-name="T3">*Se </text:span><text:span text:style-name="T3">recibe</text:span><text:span text:style-name="T3">n </text:span><text:span text:style-name="T3">datos </text:span><text:span text:style-name="T3">Perso</text:span><text:span text:style-name="T3">nales.</text:span></text:p>
            <text:p text:style-name="P4"><text:span text:style-name="T3">*Se </text:span><text:span text:style-name="T3">recibe </text:span><text:span text:style-name="T3">el </text:span><text:span text:style-name="T3">valor </text:span><text:span text:style-name="T3">de la </text:span><text:span text:style-name="T3">afiliaci</text:span><text:span text:style-name="T3">ón,</text:span><text:span text:style-name="T3">(Prein</text:span><text:span text:style-name="T3">scripci</text:span><text:span text:style-name="T3">ón)</text:span></text:p>
            <text:p text:style-name="P4"><text:span text:style-name="T3">*Se </text:span><text:span text:style-name="T3">recibe </text:span><text:span text:style-name="T3">el </text:span><text:span text:style-name="T3">valor </text:span><text:span text:style-name="T3">del </text:span><text:span text:style-name="T3">primer </text:span><text:span text:style-name="T3">mes(o</text:span><text:span text:style-name="T3">pciona</text:span><text:span text:style-name="T3">l).</text:span><text:span text:style-name="T3">(Prein</text:span><text:span text:style-name="T3">scripci</text:span><text:span text:style-name="T3">ón)</text:span></text:p>
            <text:p text:style-name="P4"><text:span text:style-name="T3">*La </text:span><text:span text:style-name="T3">factura </text:span><text:span text:style-name="T3">se </text:span><text:span text:style-name="T3">debe </text:span><text:span text:style-name="T3">genera</text:span><text:span text:style-name="T3">r </text:span><text:span text:style-name="T3">despu</text:span><text:span text:style-name="T3">és de </text:span><text:span text:style-name="T3">la </text:span><text:span text:style-name="T3">instala</text:span><text:span text:style-name="T3">ción:</text:span></text:p>
            <text:p text:style-name="P4"><text:span text:style-name="T3"><text:tab/></text:span><text:span text:style-name="T3">**Proc</text:span><text:span text:style-name="T3">eder a </text:span><text:span text:style-name="T3">pasar </text:span><text:span text:style-name="T3">el </text:span><text:span text:style-name="T3">“client</text:span><text:span text:style-name="T3">e” en </text:span><text:span text:style-name="T3">estado </text:span><text:span text:style-name="T3">activo.</text:span></text:p>
            <text:p text:style-name="P4"><text:span text:style-name="T3"><text:tab/></text:span><text:span text:style-name="T3">**Esta</text:span><text:span text:style-name="T3">blecer </text:span><text:span text:style-name="T3">el </text:span><text:span text:style-name="T3">corte </text:span><text:span text:style-name="T3">de </text:span><text:span text:style-name="T3">factura</text:span><text:span text:style-name="T3">ción.</text:span></text:p>
            <text:p text:style-name="P4"><text:span text:style-name="T3"><text:tab/></text:span><text:span text:style-name="T3">**eter</text:span><text:span text:style-name="T3">minar </text:span><text:span text:style-name="T3">Prorat</text:span><text:span text:style-name="T3">eo</text:span></text:p>
            <text:p text:style-name="P4"><text:span text:style-name="T3"><text:tab/></text:span><text:span text:style-name="T3">**Se </text:span><text:span text:style-name="T3">debe </text:span><text:span text:style-name="T3">determ</text:span><text:span text:style-name="T3">inar si </text:span><text:span text:style-name="T3">ya </text:span><text:span text:style-name="T3">está </text:span><text:span text:style-name="T3">pago </text:span><text:span text:style-name="T3">el </text:span><text:span text:style-name="T3">primer </text:span><text:span text:style-name="T3">mes </text:span><text:span text:style-name="T3">de </text:span><text:span text:style-name="T3">servici</text:span><text:span text:style-name="T3">o el </text:span><text:span text:style-name="T3">día </text:span><text:span text:style-name="T3">que </text:span><text:span text:style-name="T3"><text:tab/></text:span><text:span text:style-name="T3">se </text:span><text:span text:style-name="T3">realizó </text:span><text:span text:style-name="T3">la </text:span><text:span text:style-name="T3">afiliaci</text:span><text:span text:style-name="T3">ón.</text:span></text:p>
            <text:p text:style-name="P4"><text:span text:style-name="T3"><text:tab/></text:span><text:span text:style-name="T3">**Proc</text:span><text:span text:style-name="T3">eder a </text:span><text:span text:style-name="T3">genera</text:span><text:span text:style-name="T3">r la </text:span><text:span text:style-name="T3">factura </text:span><text:span text:style-name="T3">y </text:span><text:span text:style-name="T3">dejarla </text:span><text:span text:style-name="T3">abierta </text:span><text:span text:style-name="T3">o </text:span><text:span text:style-name="T3">cerrad</text:span><text:span text:style-name="T3">a </text:span><text:span text:style-name="T3">según </text:span><text:span text:style-name="T3">se </text:span><text:span text:style-name="T3">halla </text:span><text:span text:style-name="T3"><text:tab/></text:span><text:span text:style-name="T3"><text:tab/></text:span><text:span text:style-name="T3">establ</text:span><text:span text:style-name="T3">ecido </text:span><text:span text:style-name="T3">el </text:span><text:span text:style-name="T3">pago </text:span><text:span text:style-name="T3">del </text:span><text:span text:style-name="T3">primer </text:span><text:span text:style-name="T3">mes. </text:span></text:p>
          </draw:text-box>
        </draw:frame>
        <draw:connector draw:style-name="gr9" draw:text-style-name="P1" draw:layer="layout" svg:x1="6.525cm" svg:y1="5.953cm" svg:x2="9.763cm" svg:y2="4.556cm" draw:start-shape="id1" draw:start-glue-point="4" draw:end-shape="id2" draw:end-glue-point="8" svg:d="M6525 5953v-698h3238v-699" svg:viewBox="0 0 3239 1398">
          <text:p/>
        </draw:connector>
        <draw:connector draw:style-name="gr9" draw:text-style-name="P1" draw:layer="layout" svg:x1="6.525cm" svg:y1="6.969cm" svg:x2="6.969cm" svg:y2="8.62cm" draw:start-shape="id1" draw:start-glue-point="8" draw:end-shape="id3" svg:d="M6525 6969v826h444v825" svg:viewBox="0 0 445 1652">
          <text:p/>
        </draw:connector>
        <draw:custom-shape draw:style-name="gr10" draw:text-style-name="P8" xml:id="id5" draw:id="id5" draw:layer="layout" svg:width="5.461cm" svg:height="1.27cm" svg:x="3.54cm" svg:y="12.176cm">
          <text:p text:style-name="P8">Realizar instalació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8.112cm" svg:y1="10.398cm" svg:x2="6.969cm" svg:y2="9.382cm" draw:start-shape="id4" draw:start-glue-point="0" draw:end-shape="id3" draw:end-glue-point="2" svg:d="M8112 10398v-508h-1143v-508" svg:viewBox="0 0 1144 1017">
          <text:p/>
        </draw:connector>
        <draw:connector draw:style-name="gr9" draw:text-style-name="P1" draw:layer="layout" svg:x1="6.27cm" svg:y1="12.176cm" svg:x2="8.112cm" svg:y2="11.795cm" draw:start-shape="id5" draw:start-glue-point="0" draw:end-shape="id4" draw:end-glue-point="2" svg:d="M6270 12176v-191h1842v-190" svg:viewBox="0 0 1843 382">
          <text:p/>
        </draw:connector>
        <draw:custom-shape draw:style-name="gr11" draw:text-style-name="P6" xml:id="id6" draw:id="id6" draw:layer="layout" svg:width="11.049cm" svg:height="1.27cm" svg:x="3.54cm" svg:y="13.7cm">
          <text:p text:style-name="P6">Pasar de preinscrito a estado Activo.</text:p>
          <text:p text:style-name="P6">Nota:”Solo a los activos generar factura mensualmente.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9.064cm" svg:y1="13.7cm" svg:x2="6.27cm" svg:y2="13.446cm" draw:start-shape="id6" draw:start-glue-point="0" draw:end-shape="id5" draw:end-glue-point="2" svg:d="M9064 13700v-127h-2794v-127" svg:viewBox="0 0 2795 255">
          <text:p/>
        </draw:connector>
        <draw:custom-shape draw:style-name="gr12" draw:text-style-name="P9" xml:id="id7" draw:id="id7" draw:layer="layout" svg:width="6.096cm" svg:height="1.651cm" svg:x="3.54cm" svg:y="15.986cm">
          <text:p text:style-name="P9">Corte de facturación.</text:p>
          <text:p text:style-name="P9">Calcular prorateo.</text:p>
          <text:p text:style-name="P9">Activar o Desactivar prorateo.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svg:x1="6.588cm" svg:y1="15.986cm" svg:x2="9.064cm" svg:y2="14.97cm" draw:start-shape="id7" draw:start-glue-point="0" draw:end-shape="id6" draw:end-glue-point="2" svg:d="M6588 15986v-508h2476v-508" svg:viewBox="0 0 2477 1017">
          <text:p/>
        </draw:connector>
        <draw:connector draw:style-name="gr9" draw:text-style-name="P10" draw:layer="layout" svg:x1="6.084cm" svg:y1="18.907cm" svg:x2="6.588cm" svg:y2="17.637cm" draw:start-shape="id8" draw:start-glue-point="4" draw:end-shape="id7" draw:end-glue-point="2" svg:d="M6084 18907v-635h504v-635" svg:viewBox="0 0 505 1271">
          <text:p/>
        </draw:connector>
        <draw:frame draw:style-name="gr13" draw:text-style-name="P5" draw:layer="layout" svg:width="1.27cm" svg:height="1.277cm" svg:x="7.35cm" svg:y="20.297cm">
          <draw:text-box>
            <text:p text:style-name="P4"><text:span text:style-name="T5">No</text:span></text:p>
            <text:p text:style-name="P4"><text:span text:style-name="T5"/></text:p>
            <text:p text:style-name="P4"><text:span text:style-name="T6"/></text:p>
          </draw:text-box>
        </draw:frame>
        <draw:custom-shape draw:style-name="gr6" draw:text-style-name="P6" xml:id="id9" draw:id="id9" draw:layer="layout" svg:width="4.572cm" svg:height="1.397cm" svg:x="9.89cm" svg:y="19.923cm">
          <text:p text:style-name="P3"><text:span text:style-name="T1">Generar Factura.</text:span></text:p>
          <text:p text:style-name="P3"><text:span text:style-name="T1">Dejarla Abierta.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svg:x1="9.89cm" svg:y1="20.621cm" svg:x2="8.116cm" svg:y2="20.685cm" draw:start-shape="id9" draw:start-glue-point="3" draw:end-shape="id8" draw:end-glue-point="7" svg:d="M9890 20621h-886v64h-888" svg:viewBox="0 0 1775 65">
          <text:p/>
        </draw:connector>
        <draw:connector draw:style-name="gr9" draw:text-style-name="P10" draw:layer="layout" svg:x1="5.826cm" svg:y1="23.86cm" svg:x2="6.084cm" svg:y2="22.463cm" draw:start-shape="id10" draw:start-glue-point="0" draw:end-shape="id8" draw:end-glue-point="6" svg:d="M5826 23860v-698h258v-699" svg:viewBox="0 0 259 13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0T23:22:30.418193304</meta:creation-date>
    <dc:date>2019-03-11T01:05:42.582226834</dc:date>
    <meta:editing-duration>PT49M57S</meta:editing-duration>
    <meta:editing-cycles>11</meta:editing-cycles>
    <meta:generator>LibreOffice/5.2.7.2$Linux_X86_64 LibreOffice_project/20m0$Build-2</meta:generator>
    <meta:document-statistic meta:object-count="22"/>
  </office:meta>
</office:document-meta>
</file>